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style:use-window-font-color="true" style:font-name="Calibri" style:font-name-complex="Calibri"/>
    </style:style>
    <style:style style:name="ce4" style:family="table-cell" style:parent-style-name="Excel_20_Built-in_20_Normal">
      <style:text-properties style:font-name="Arial1" style:font-name-complex="Arial1"/>
    </style:style>
    <style:style style:name="ce5" style:family="table-cell" style:parent-style-name="Excel_20_Built-in_20_Normal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ext-properties style:font-name="Calibri" style:font-name-complex="Calibri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lang = ''Default ''</text:p>
          </table:table-cell>
          <table:table-cell office:value-type="string">
            <text:p>la langue du site n'est pas précisé</text:p>
          </table:table-cell>
          <table:table-cell table:style-name="ce4" office:value-type="string">
            <text:p>lang = ''Default ''</text:p>
          </table:table-cell>
          <table:table-cell table:style-name="ce5" office:value-type="string">
            <text:p>info indispensable pour les technologie d'assistance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keywords</text:p>
          </table:table-cell>
          <table:table-cell office:value-type="string">
            <text:p>keywords en excès = tentative de black hat</text:p>
          </table:table-cell>
          <table:table-cell office:value-type="string">
            <text:p>supprimer tous les keywords</text:p>
          </table:table-cell>
          <table:table-cell table:style-name="ce5" office:value-type="string">
            <text:p>éviter l'utilisation de keyword car ils n'ont qu'un impacte minime sur le référencement du site. Leur présence en excès peut être considéré comme une tentative de black hat 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description </text:p>
          </table:table-cell>
          <table:table-cell office:value-type="string">
            <text:p>il n'y a aucune description, C'est indispensable pour le référencement du site par Google</text:p>
          </table:table-cell>
          <table:table-cell office:value-type="string">
            <text:p>ajouter une description</text:p>
          </table:table-cell>
          <table:table-cell table:style-name="ce5" office:value-type="string">
            <text:p>la description est indispensable pour améliorer le référencement d'un site web 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title </text:p>
          </table:table-cell>
          <table:table-cell office:value-type="string">
            <text:p>les titres ne reflètent pas le contenu des pages</text:p>
          </table:table-cell>
          <table:table-cell office:value-type="string">
            <text:p>ajouter un titre cohérent </text:p>
          </table:table-cell>
          <table:table-cell table:style-name="ce5" office:value-type="string">
            <text:p>l'ajout d 'un titre cohérent avec le contenu de la page améliore également le référencement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liens</text:p>
          </table:table-cell>
          <table:table-cell office:value-type="string">
            <text:p>liens incohérents et de mauvaise qualité</text:p>
          </table:table-cell>
          <table:table-cell office:value-type="string">
            <text:p>supprimer tous les liens</text:p>
          </table:table-cell>
          <table:table-cell table:style-name="ce6" office:value-type="string">
            <text:p>ne pas utiliser des liens incohérents et de mauvaise qualité car ils peuvent être également considéré comme une tentative de black hat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texte image</text:p>
          </table:table-cell>
          <table:table-cell office:value-type="string">
            <text:p>les textes images ne peuvent pas être lu par les technologie d'assistance</text:p>
          </table:table-cell>
          <table:table-cell office:value-type="string">
            <text:p>texte normal</text:p>
          </table:table-cell>
          <table:table-cell table:style-name="ce6" office:value-type="string">
            <text:p>il faut impérativement rédiger le contenu d'un texte entièrement car cela est indispensable pour les utilisateurs de technologie d'assistance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alt img</text:p>
          </table:table-cell>
          <table:table-cell office:value-type="string">
            <text:p>l'attribut alt incohérent avec images</text:p>
          </table:table-cell>
          <table:table-cell office:value-type="string">
            <text:p>ajouter alt cohérent</text:p>
          </table:table-cell>
          <table:table-cell table:style-name="ce6" office:value-type="string">
            <text:p>l'attribut alt doit être cohérent avec le contenu de l'image car cela est indispensable pour les technologies d'assistances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O</text:p>
          </table:table-cell>
          <table:table-cell office:value-type="string">
            <text:p>répétition</text:p>
          </table:table-cell>
          <table:table-cell office:value-type="string">
            <text:p>trop de répétition sur la page accueil</text:p>
          </table:table-cell>
          <table:table-cell office:value-type="string">
            <text:p>éviter les répétitions</text:p>
          </table:table-cell>
          <table:table-cell table:style-name="ce6" office:value-type="string">
            <text:p>éviter bouton en excès et répétition dans les textes car c'est désagréable à lire pour les utilisateurs (penser utilisateurs first et pas Google first)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O</text:p>
          </table:table-cell>
          <table:table-cell office:value-type="string">
            <text:p>format img</text:p>
          </table:table-cell>
          <table:table-cell office:value-type="string">
            <text:p>le format des images est inadapté</text:p>
          </table:table-cell>
          <table:table-cell office:value-type="string">
            <text:p>image jpeg</text:p>
          </table:table-cell>
          <table:table-cell table:style-name="ce6" office:value-type="string">
            <text:p>il est recommander d'utiliser le format jpeg pour les images et photographies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O</text:p>
          </table:table-cell>
          <table:table-cell office:value-type="string">
            <text:p>taille image </text:p>
          </table:table-cell>
          <table:table-cell office:value-type="string">
            <text:p>image trop grande </text:p>
          </table:table-cell>
          <table:table-cell office:value-type="string">
            <text:p>diminuer taille image</text:p>
          </table:table-cell>
          <table:table-cell table:style-name="ce6" office:value-type="string">
            <text:p>les images ne doivent pas être trop grande car elles ralentissent le chargement du site 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contraste </text:p>
          </table:table-cell>
          <table:table-cell office:value-type="string">
            <text:p>contraste trop faible</text:p>
          </table:table-cell>
          <table:table-cell office:value-type="string">
            <text:p>augmenter contraste</text:p>
          </table:table-cell>
          <table:table-cell table:style-name="ce6" office:value-type="string">
            <text:p>un contraste trop faible peut être un problème pour les utilisateurs malvoyants mais peut également être désagréables pour tous les autres utilisateur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navigabilité</text:p>
          </table:table-cell>
          <table:table-cell office:value-type="string">
            <text:p>il n'y a aucun repère visuel pour les utilisateurs qui naviguent sur le site avec le clavier seulement. De plus il n'y a pas d'attribut aria dans le header.</text:p>
          </table:table-cell>
          <table:table-cell office:value-type="string">
            <text:p>améliorer la navigabilité</text:p>
          </table:table-cell>
          <table:table-cell table:style-name="ce5" office:value-type="string">
            <text:p>l'ajout des attribut ariel-label est impératif pour les utilisateur qui utilisent des technologie d'assistance, Il est également impératif de rendre visible chaque élément lorsque le focus est dessus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formulaire</text:p>
          </table:table-cell>
          <table:table-cell office:value-type="string">
            <text:p>les balises &lt;label&gt;&lt;/label&gt; sont vides</text:p>
          </table:table-cell>
          <table:table-cell office:value-type="string">
            <text:p>ajout label dans formulaire</text:p>
          </table:table-cell>
          <table:table-cell table:style-name="ce5" office:value-type="string">
            <text:p>il est impératif de préciser le type de contenu requis dans les sections du formulaire car c'est un élément indispensable notament pour les utilisateurs malvoyant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icons</text:p>
          </table:table-cell>
          <table:table-cell office:value-type="string">
            <text:p>le contraste est trop faible et il n'y a aucun repère visuel au focus des icons</text:p>
          </table:table-cell>
          <table:table-cell office:value-type="string">
            <text:p>augmenter le contraste </text:p>
          </table:table-cell>
          <table:table-cell table:style-name="ce5" office:value-type="string">
            <text:p>il est impératif d'avoir un contraste suffisament élevé mais également d'ajouter une repère visuel pour les utilisateurs qui naviguent sur le site à l'aide du clavier seulement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ccessibilité</text:p>
          </table:table-cell>
          <table:table-cell office:value-type="string">
            <text:p>navigabilité carroussel</text:p>
          </table:table-cell>
          <table:table-cell office:value-type="string">
            <text:p>impossible de sortir du carroussel à l'aide du clavier seulement</text:p>
          </table:table-cell>
          <table:table-cell office:value-type="string">
            <text:p>ajout touche ESC pour exit</text:p>
          </table:table-cell>
          <table:table-cell table:style-name="ce4" office:value-type="string">
            <text:p>ajout d'une fonction dans le js du document permettant la fermeture du carroussel avec la touche ESC pour les utilisateurs qui utilisent le clavier pour naviguer sur le site.</text:p>
          </table:table-cell>
          <table:table-cell table:number-columns-repeated="1019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4">14/05/2021</text:date>, <text:time>14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4T14:24:18.34</dc:date>
    <meta:document-statistic meta:table-count="1" meta:cell-count="81" meta:object-count="0"/>
    <meta:generator>OpenOffice/4.1.7$Win32 OpenOffice.org_project/417m1$Build-9800</meta:generator>
  </office:meta>
</office:document-meta>
</file>